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4.935cm"/>
    </style:style>
    <style:style style:name="co8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fo:background-color="#ffbf00"/>
      <style:text-properties style:font-name="Tahoma"/>
    </style:style>
    <style:style style:name="ce2" style:family="table-cell" style:parent-style-name="Default" style:data-style-name="N112">
      <style:text-properties style:font-name="Tahom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erif" style:font-name-asian="Segoe UI" style:font-name-complex="Tahom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逆引き大全 Excel VB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ps</text:p>
          </table:table-cell>
          <table:table-cell table:style-name="ce3" office:value-type="string" calcext:value-type="string">
            <text:p>章</text:p>
          </table:table-cell>
          <table:table-cell table:style-name="ce3" table:number-columns-repeated="2"/>
          <table:table-cell table:style-name="ce3" office:value-type="string" calcext:value-type="string">
            <text:p>VBA</text:p>
          </table:table-cell>
          <table:table-cell table:style-name="ce4" office:value-type="string" calcext:value-type="string">
            <text:p>実装</text:p>
          </table:table-cell>
          <table:table-cell table:style-name="ce3" office:value-type="string" calcext:value-type="string">
            <text:p>ExcelLikeUno</text:p>
          </table:table-cell>
          <table:table-cell table:style-name="ce3" office:value-type="string" calcext:value-type="string">
            <text:p>UNO API</text:p>
          </table:table-cell>
          <table:table-cell table:style-name="ce3" office:value-type="string" calcext:value-type="string">
            <text:p>概要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基礎構文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セル操作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2"/>
          <table:table-cell office:value-type="string" calcext:value-type="string">
            <text:p>セル、範囲を選択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2"/>
          <table:table-cell office:value-type="string" calcext:value-type="string">
            <text:p>別シートのセルを選択</text:p>
          </table:table-cell>
          <table:table-cell office:value-type="string" calcext:value-type="string">
            <text:p>Sheet.Activ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セルの選択</text:p>
          </table:table-cell>
        </table:table-row>
        <table:table-row table:style-name="ro2">
          <table:table-cell office:value-type="float" office:value="56" calcext:value-type="float">
            <text:p>056</text:p>
          </table:table-cell>
          <table:table-cell table:number-columns-repeated="2"/>
          <table:table-cell office:value-type="string" calcext:value-type="string">
            <text:p>行列番号を指定</text:p>
          </table:table-cell>
          <table:table-cell office:value-type="string" calcext:value-type="string">
            <text:p>Cells(r,c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cell( c, r )</text:p>
          </table:table-cell>
          <table:table-cell/>
          <table:table-cell office:value-type="string" calcext:value-type="string">
            <text:p>Cell/Range オブジェクト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2"/>
          <table:table-cell office:value-type="string" calcext:value-type="string">
            <text:p>相対指定</text:p>
          </table:table-cell>
          <table:table-cell office:value-type="string" calcext:value-type="string">
            <text:p>Range.Offse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58" calcext:value-type="float">
            <text:p>058</text:p>
          </table:table-cell>
          <table:table-cell table:number-columns-repeated="2"/>
          <table:table-cell office:value-type="string" calcext:value-type="string">
            <text:p>指定セルにジャンブ</text:p>
          </table:table-cell>
          <table:table-cell office:value-type="string" calcext:value-type="string">
            <text:p>Application.Got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ell.Activate で良いのでは？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2"/>
          <table:table-cell office:value-type="string" calcext:value-type="string">
            <text:p>範囲の変更</text:p>
          </table:table-cell>
          <table:table-cell office:value-type="string" calcext:value-type="string">
            <text:p>Range.Resiz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60" calcext:value-type="float">
            <text:p>060</text:p>
          </table:table-cell>
          <table:table-cell table:number-columns-repeated="2"/>
          <table:table-cell office:value-type="string" calcext:value-type="string">
            <text:p>セルの結合/解除</text:p>
          </table:table-cell>
          <table:table-cell office:value-type="string" calcext:value-type="string">
            <text:p>Range.Mer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merge</text:p>
          </table:table-cell>
          <table:table-cell/>
          <table:table-cell office:value-type="string" calcext:value-type="string">
            <text:p>セル結合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2"/>
          <table:table-cell office:value-type="string" calcext:value-type="string">
            <text:p>セル結合の参照</text:p>
          </table:table-cell>
          <table:table-cell office:value-type="string" calcext:value-type="string">
            <text:p>Range.Merge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merge_area</text:p>
          </table:table-cell>
          <table:table-cell/>
          <table:table-cell office:value-type="string" calcext:value-type="string">
            <text:p>結合情報の取得？</text:p>
          </table:table-cell>
        </table:table-row>
        <table:table-row table:style-name="ro2">
          <table:table-cell office:value-type="float" office:value="62" calcext:value-type="float">
            <text:p>062</text:p>
          </table:table-cell>
          <table:table-cell table:number-columns-repeated="2"/>
          <table:table-cell office:value-type="string" calcext:value-type="string">
            <text:p>セル結合の取得/設定</text:p>
          </table:table-cell>
          <table:table-cell office:value-type="string" calcext:value-type="string">
            <text:p>Range.Merge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merge_area != null で良い</text:p>
          </table:table-cell>
        </table:table-row>
        <table:table-row table:style-name="ro2">
          <table:table-cell office:value-type="float" office:value="63" calcext:value-type="float">
            <text:p>063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 List に入れて使う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2"/>
          <table:table-cell office:value-type="string" calcext:value-type="string">
            <text:p>表全体を選択</text:p>
          </table:table-cell>
          <table:table-cell office:value-type="string" calcext:value-type="string">
            <text:p>Range.CurrentReg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2"/>
          <table:table-cell office:value-type="string" calcext:value-type="string">
            <text:p>使用されている範囲を取得</text:p>
          </table:table-cell>
          <table:table-cell office:value-type="string" calcext:value-type="string">
            <text:p>Sheet.UsedRang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多分、コピペ用</text:p>
          </table:table-cell>
        </table:table-row>
        <table:table-row table:style-name="ro2">
          <table:table-cell office:value-type="float" office:value="67" calcext:value-type="float">
            <text:p>067</text:p>
          </table:table-cell>
          <table:table-cell table:number-columns-repeated="2"/>
          <table:table-cell office:value-type="string" calcext:value-type="string">
            <text:p>セルアドレスを取得</text:p>
          </table:table-cell>
          <table:table-cell office:value-type="string" calcext:value-type="string">
            <text:p>Selection.Addres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lection の実装如何</text:p>
          </table:table-cell>
        </table:table-row>
        <table:table-row table:style-name="ro2">
          <table:table-cell office:value-type="float" office:value="68" calcext:value-type="float">
            <text:p>068</text:p>
          </table:table-cell>
          <table:table-cell table:number-columns-repeated="2"/>
          <table:table-cell office:value-type="string" calcext:value-type="string">
            <text:p>終端セルを参照</text:p>
          </table:table-cell>
          <table:table-cell office:value-type="string" calcext:value-type="string">
            <text:p>Range.E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Range の最終行,列を調べれば ok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2"/>
          <table:table-cell office:value-type="string" calcext:value-type="string">
            <text:p>先頭行を除いて範囲選択</text:p>
          </table:table-cell>
          <table:table-cell office:value-type="string" calcext:value-type="string">
            <text:p>Resize/Offse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2"/>
          <table:table-cell office:value-type="string" calcext:value-type="string">
            <text:p>隣のセルを取得</text:p>
          </table:table-cell>
          <table:table-cell office:value-type="string" calcext:value-type="string">
            <text:p>Range.Previous/Nex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2"/>
          <table:table-cell office:value-type="string" calcext:value-type="string">
            <text:p>空白のセル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便利関数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2"/>
          <table:table-cell office:value-type="string" calcext:value-type="string">
            <text:p>セルの個数</text:p>
          </table:table-cell>
          <table:table-cell office:value-type="string" calcext:value-type="string">
            <text:p>Range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count</text:p>
          </table:table-cell>
          <table:table-cell/>
          <table:table-cell office:value-type="string" calcext:value-type="string">
            <text:p>セルの数を取得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2"/>
          <table:table-cell office:value-type="string" calcext:value-type="string">
            <text:p>可視セル選択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2"/>
          <table:table-cell office:value-type="string" calcext:value-type="string">
            <text:p>行数と列数</text:p>
          </table:table-cell>
          <table:table-cell office:value-type="string" calcext:value-type="string">
            <text:p>Rows.Count, Column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ws, columns</text:p>
          </table:table-cell>
          <table:table-cell/>
          <table:table-cell office:value-type="string" calcext:value-type="string">
            <text:p>Range の行数、列数</text:p>
          </table:table-cell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2"/>
          <table:table-cell office:value-type="string" calcext:value-type="string">
            <text:p>セルのデータを取得</text:p>
          </table:table-cell>
          <table:table-cell office:value-type="string" calcext:value-type="string">
            <text:p>Range.Value, 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, text</text:p>
          </table:table-cell>
          <table:table-cell/>
          <table:table-cell office:value-type="string" calcext:value-type="string">
            <text:p>Range 値、テキストの取得設定</text:p>
          </table:table-cell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2"/>
          <table:table-cell office:value-type="string" calcext:value-type="string">
            <text:p>セルの日付データ</text:p>
          </table:table-cell>
          <table:table-cell office:value-type="string" calcext:value-type="string">
            <text:p>Range.Value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2</text:p>
          </table:table-cell>
          <table:table-cell/>
          <table:table-cell office:value-type="string" calcext:value-type="string">
            <text:p>value2 でよいか？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2"/>
          <table:table-cell office:value-type="string" calcext:value-type="string">
            <text:p>セルの数式</text:p>
          </table:table-cell>
          <table:table-cell office:value-type="string" calcext:value-type="string">
            <text:p>Range.For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rmula</text:p>
          </table:table-cell>
          <table:table-cell/>
          <table:table-cell office:value-type="string" calcext:value-type="string">
            <text:p>数式の設定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2"/>
          <table:table-cell office:value-type="string" calcext:value-type="string">
            <text:p>セルの数式の有無</text:p>
          </table:table-cell>
          <table:table-cell office:value-type="string" calcext:value-type="string">
            <text:p>Range.HasFormu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必要？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2"/>
          <table:table-cell office:value-type="string" calcext:value-type="string">
            <text:p>セルが日付が否か</text:p>
          </table:table-cell>
          <table:table-cell office:value-type="string" calcext:value-type="string">
            <text:p>IsDat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2"/>
          <table:table-cell office:value-type="string" calcext:value-type="string">
            <text:p>セルが空欄か</text:p>
          </table:table-cell>
          <table:table-cell office:value-type="string" calcext:value-type="string">
            <text:p>IsEmpty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2"/>
          <table:table-cell office:value-type="string" calcext:value-type="string">
            <text:p>セルの値がエラーか</text:p>
          </table:table-cell>
          <table:table-cell office:value-type="string" calcext:value-type="string">
            <text:p>IsError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2"/>
          <table:table-cell office:value-type="string" calcext:value-type="string">
            <text:p>セルに文字などを入力</text:p>
          </table:table-cell>
          <table:table-cell office:value-type="string" calcext:value-type="string">
            <text:p>Range.Val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alu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2"/>
          <table:table-cell office:value-type="string" calcext:value-type="string">
            <text:p>セルに関数などを入力</text:p>
          </table:table-cell>
          <table:table-cell office:value-type="string" calcext:value-type="string">
            <text:p>Range.Fo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formul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2"/>
          <table:table-cell office:value-type="string" calcext:value-type="string">
            <text:p>セルの値をクリア</text:p>
          </table:table-cell>
          <table:table-cell office:value-type="string" calcext:value-type="string">
            <text:p>Range.Cl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085</text:p>
          </table:table-cell>
          <table:table-cell table:number-columns-repeated="2"/>
          <table:table-cell office:value-type="string" calcext:value-type="string">
            <text:p>セルを挿入/削除</text:p>
          </table:table-cell>
          <table:table-cell office:value-type="string" calcext:value-type="string">
            <text:p>Range.Insert,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insert, delete</text:p>
          </table:table-cell>
          <table:table-cell/>
          <table:table-cell office:value-type="string" calcext:value-type="string">
            <text:p>セルの挿入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2"/>
          <table:table-cell office:value-type="string" calcext:value-type="string">
            <text:p>セルの切り取り</text:p>
          </table:table-cell>
          <table:table-cell office:value-type="string" calcext:value-type="string">
            <text:p>Range.Cut, 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ut, paste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2"/>
          <table:table-cell office:value-type="string" calcext:value-type="string">
            <text:p>セルのコピー</text:p>
          </table:table-cell>
          <table:table-cell office:value-type="string" calcext:value-type="string">
            <text:p>Range.Cop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py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2"/>
          <table:table-cell office:value-type="string" calcext:value-type="string">
            <text:p>クリップボードから貼り付け</text:p>
          </table:table-cell>
          <table:table-cell office:value-type="string" calcext:value-type="string">
            <text:p>Sheet.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aste</text:p>
          </table:table-cell>
          <table:table-cell/>
          <table:table-cell office:value-type="string" calcext:value-type="string">
            <text:p>別シートのペーストは可能？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2"/>
          <table:table-cell office:value-type="string" calcext:value-type="string">
            <text:p>図としてコピー</text:p>
          </table:table-cell>
          <table:table-cell office:value-type="string" calcext:value-type="string">
            <text:p>Range.CopyPic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可能であれば。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2"/>
          <table:table-cell office:value-type="string" calcext:value-type="string">
            <text:p>形式を指定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ste_special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2"/>
          <table:table-cell office:value-type="string" calcext:value-type="string">
            <text:p>数値を演算子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2"/>
          <table:table-cell office:value-type="string" calcext:value-type="string">
            <text:p>セルの高さと幅</text:p>
          </table:table-cell>
          <table:table-cell office:value-type="string" calcext:value-type="string">
            <text:p>Range.Columns.Widt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ポイント単位で取得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2"/>
          <table:table-cell office:value-type="string" calcext:value-type="string">
            <text:p>文字のフォント</text:p>
          </table:table-cell>
          <table:table-cell office:value-type="string" calcext:value-type="string">
            <text:p>Range.Fon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nam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2"/>
          <table:table-cell office:value-type="string" calcext:value-type="string">
            <text:p>フォントサイズ</text:p>
          </table:table-cell>
          <table:table-cell office:value-type="string" calcext:value-type="string">
            <text:p>Range.Font.Si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iz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2"/>
          <table:table-cell office:value-type="string" calcext:value-type="string">
            <text:p>フォント太文字</text:p>
          </table:table-cell>
          <table:table-cell office:value-type="string" calcext:value-type="string">
            <text:p>Range.Font.B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bol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2"/>
          <table:table-cell office:value-type="string" calcext:value-type="string">
            <text:p>フォント下線</text:p>
          </table:table-cell>
          <table:table-cell office:value-type="string" calcext:value-type="string">
            <text:p>Range.Font.Under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underline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097</text:p>
          </table:table-cell>
          <table:table-cell table:number-columns-repeated="2"/>
          <table:table-cell office:value-type="string" calcext:value-type="string">
            <text:p>フォント上付き/下付き</text:p>
          </table:table-cell>
          <table:table-cell office:value-type="string" calcext:value-type="string">
            <text:p>Range.Font.Subscrip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ubscript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2"/>
          <table:table-cell office:value-type="string" calcext:value-type="string">
            <text:p>フォントの色</text:p>
          </table:table-cell>
          <table:table-cell office:value-type="string" calcext:value-type="string">
            <text:p>Range.Font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color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099</text:p>
          </table:table-cell>
          <table:table-cell table:number-columns-repeated="2"/>
          <table:table-cell office:value-type="string" calcext:value-type="string">
            <text:p>セルの部分文字に色</text:p>
          </table:table-cell>
          <table:table-cell office:value-type="string" calcext:value-type="string">
            <text:p>Range.Characters.Fon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多分、XText あたり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セル内の文字配置</text:p>
          </table:table-cell>
          <table:table-cell office:value-type="string" calcext:value-type="string">
            <text:p>Range.VertialAlignm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ertial_alignmen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均等割り付け</text:p>
          </table:table-cell>
          <table:table-cell office:value-type="string" calcext:value-type="string">
            <text:p>Range.AddInd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add_indent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折り返し表示</text:p>
          </table:table-cell>
          <table:table-cell office:value-type="string" calcext:value-type="string">
            <text:p>Range.Wrap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wrap_tex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セル内で縮小</text:p>
          </table:table-cell>
          <table:table-cell office:value-type="string" calcext:value-type="string">
            <text:p>Range.Shrink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shrink_to_fit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セル内の文字角度</text:p>
          </table:table-cell>
          <table:table-cell office:value-type="string" calcext:value-type="string">
            <text:p>Range.Orient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orientati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文字列を複数のセルに割り振る</text:p>
          </table:table-cell>
          <table:table-cell office:value-type="string" calcext:value-type="string">
            <text:p>Range.Justif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表示形式</text:p>
          </table:table-cell>
          <table:table-cell office:value-type="string" calcext:value-type="string">
            <text:p>Range.NumberForma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number_format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セルの罫線</text:p>
          </table:table-cell>
          <table:table-cell office:value-type="string" calcext:value-type="string">
            <text:p>Range.Borders.LineSty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LineStyle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罫線の太さ</text:p>
          </table:table-cell>
          <table:table-cell office:value-type="string" calcext:value-type="string">
            <text:p>Range.Borders.Wid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Width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罫線の線種などをまとめて</text:p>
          </table:table-cell>
          <table:table-cell office:value-type="string" calcext:value-type="string">
            <text:p>Range.BorderArou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シートの罫線を消去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セルにテーマカラー</text:p>
          </table:table-cell>
          <table:table-cell office:value-type="string" calcext:value-type="string">
            <text:p>Range.Interior.ThemeCol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olors などで設定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セルに網掛け</text:p>
          </table:table-cell>
          <table:table-cell office:value-type="string" calcext:value-type="string">
            <text:p>Range.Interior.Patter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tter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セルを塗りつぶす</text:p>
          </table:table-cell>
          <table:table-cell office:value-type="string" calcext:value-type="string">
            <text:p>Range.Interior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BackgroundColor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書式をクリア</text:p>
          </table:table-cell>
          <table:table-cell office:value-type="string" calcext:value-type="string">
            <text:p>Range.ClearForma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_format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セル範囲の名前</text:p>
          </table:table-cell>
          <table:table-cell office:value-type="string" calcext:value-type="string">
            <text:p>Range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Nam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名前の編集</text:p>
          </table:table-cell>
          <table:table-cell office:value-type="string" calcext:value-type="string">
            <text:p>Range.Nam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セルの名前の削除</text:p>
          </table:table-cell>
          <table:table-cell office:value-type="string" calcext:value-type="string">
            <text:p>Sheet.Names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s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ブック内の名前の削除</text:p>
          </table:table-cell>
          <table:table-cell office:value-type="string" calcext:value-type="string">
            <text:p>Workbooks.Names Dele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c.Names 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コメントを挿入</text:p>
          </table:table-cell>
          <table:table-cell office:value-type="string" calcext:value-type="string">
            <text:p>Range.AddComment</text:p>
          </table:table-cell>
          <table:table-cell/>
          <table:table-cell office:value-type="string" calcext:value-type="string">
            <text:p>Cell/Range.add_comment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全てのコメントを表示</text:p>
          </table:table-cell>
          <table:table-cell office:value-type="string" calcext:value-type="string">
            <text:p>DisplayCommentIndicato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不要？ comments がないから必要か？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コメントを表示</text:p>
          </table:table-cell>
          <table:table-cell office:value-type="string" calcext:value-type="string">
            <text:p>Range.Commen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mment.visibl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コメントを削除</text:p>
          </table:table-cell>
          <table:table-cell office:value-type="string" calcext:value-type="string">
            <text:p>Range.ClearComments</text:p>
          </table:table-cell>
          <table:table-cell/>
          <table:table-cell office:value-type="string" calcext:value-type="string">
            <text:p>Cell/Range.clear_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関数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ワークシート、ウィンドウ操作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ワークシートを参照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sheets.coun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作業中のワークシート</text:p>
          </table:table-cell>
          <table:table-cell office:value-type="string" calcext:value-type="string">
            <text:p>ActiveShe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active_sheet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ワークシートを選択</text:p>
          </table:table-cell>
          <table:table-cell office:value-type="string" calcext:value-type="string">
            <text:p>worksheet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elect</text:p>
          </table:table-cell>
          <table:table-cell/>
          <table:table-cell office:value-type="string" calcext:value-type="string">
            <text:p>UI 的にシートを選択状態にする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ワークシートをアクティブに</text:p>
          </table:table-cell>
          <table:table-cell office:value-type="string" calcext:value-type="string">
            <text:p>worksheet.Activ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select と activate の違いは？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ワークシートをグループ化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、不要？　選択状態の後にで削除やコピーな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ワークシート名の変更</text:p>
          </table:table-cell>
          <table:table-cell office:value-type="string" calcext:value-type="string">
            <text:p>Workshee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選択しているワークシート</text:p>
          </table:table-cell>
          <table:table-cell office:value-type="string" calcext:value-type="string">
            <text:p>SelectedSheet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ワークシートの存在チェック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ワークシートの追加/削除</text:p>
          </table:table-cell>
          <table:table-cell office:value-type="string" calcext:value-type="string">
            <text:p>Worksheets.Add/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add, remov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ワークシートの移動</text:p>
          </table:table-cell>
          <table:table-cell office:value-type="string" calcext:value-type="string">
            <text:p>Worksheet.Copy/Mo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py, mov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ワークシートの見出しの色</text:p>
          </table:table-cell>
          <table:table-cell office:value-type="string" calcext:value-type="string">
            <text:p>Worksheet.Tabl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tab_color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ワークシートの非表示</text:p>
          </table:table-cell>
          <table:table-cell office:value-type="string" calcext:value-type="string">
            <text:p>Workshee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visib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ワークシートの数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unt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ワークシートの前後</text:p>
          </table:table-cell>
          <table:table-cell office:value-type="string" calcext:value-type="string">
            <text:p>Worksheet.Previ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ワークシートの保護</text:p>
          </table:table-cell>
          <table:table-cell office:value-type="string" calcext:value-type="string">
            <text:p>Worksheet.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rotec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入力用のセルを除いて</text:p>
          </table:table-cell>
          <table:table-cell office:value-type="string" calcext:value-type="string">
            <text:p>Range.Lock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lock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ワークシートの保護の解除</text:p>
          </table:table-cell>
          <table:table-cell office:value-type="string" calcext:value-type="string">
            <text:p>Worksheet.Un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unprotect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行や列を選択</text:p>
          </table:table-cell>
          <table:table-cell office:value-type="string" calcext:value-type="string">
            <text:p>Rows/Columns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select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セル範囲の行/列を選択</text:p>
          </table:table-cell>
          <table:table-cell office:value-type="string" calcext:value-type="string">
            <text:p>Range.EntireRo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行番号,列番号を取得</text:p>
          </table:table-cell>
          <table:table-cell office:value-type="string" calcext:value-type="string">
            <text:p>Range.Row/Colum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/column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行/列の表示</text:p>
          </table:table-cell>
          <table:table-cell office:value-type="string" calcext:value-type="string">
            <text:p>EntireRow.Hidd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.visible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行の高さ/幅</text:p>
          </table:table-cell>
          <table:table-cell office:value-type="string" calcext:value-type="string">
            <text:p>Range.RowHeigh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Height/ColumnWidth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行の高さを自動調節</text:p>
          </table:table-cell>
          <table:table-cell office:value-type="string" calcext:value-type="string">
            <text:p>Column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列の幅を自動調節</text:p>
          </table:table-cell>
          <table:table-cell office:value-type="string" calcext:value-type="string">
            <text:p>Row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行/列を挿入する</text:p>
          </table:table-cell>
          <table:table-cell office:value-type="string" calcext:value-type="string">
            <text:p>Rows/Columns.Inse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insert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行/列を削除する</text:p>
          </table:table-cell>
          <table:table-cell office:value-type="string" calcext:value-type="string">
            <text:p>Rows/Columns.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remov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セルのサイズを指定</text:p>
          </table:table-cell>
          <table:table-cell office:value-type="string" calcext:value-type="string">
            <text:p>Rows.RowHeigh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ウィンドウを参照</text:p>
          </table:table-cell>
          <table:table-cell office:value-type="string" calcext:value-type="string">
            <text:p>Application.Windo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ウィンドウをアクティブ</text:p>
          </table:table-cell>
          <table:table-cell office:value-type="string" calcext:value-type="string">
            <text:p>Windows.Activeat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ウィドウを整列</text:p>
          </table:table-cell>
          <table:table-cell office:value-type="string" calcext:value-type="string">
            <text:p>Windows.Ar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ウィンドウを並べて比較</text:p>
          </table:table-cell>
          <table:table-cell office:value-type="string" calcext:value-type="string">
            <text:p>Windows.CompareSideBySideWidt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ウィンドウのタイトルを取得</text:p>
          </table:table-cell>
          <table:table-cell office:value-type="string" calcext:value-type="string">
            <text:p>ActiveWindow.Capti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ウィンドウの表示倍率</text:p>
          </table:table-cell>
          <table:table-cell office:value-type="string" calcext:value-type="string">
            <text:p>ActiveWindow.Zoo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iewSettings.ZoomeValu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ウィンドウ枠を固定する</text:p>
          </table:table-cell>
          <table:table-cell office:value-type="string" calcext:value-type="string">
            <text:p>ActiveWindow.FreezePanes</text:p>
          </table:table-cell>
          <table:table-cell table:number-columns-repeated="2"/>
          <table:table-cell office:value-type="string" calcext:value-type="string">
            <text:p>Controller.freezeAtPositio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ウィンドウを分割する</text:p>
          </table:table-cell>
          <table:table-cell office:value-type="string" calcext:value-type="string">
            <text:p>ActiveWindow.SplitRow</text:p>
          </table:table-cell>
          <table:table-cell table:number-columns-repeated="2"/>
          <table:table-cell table:style-name="ce6" office:value-type="string" calcext:value-type="string">
            <text:p>Controller.splitAtPosition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表示画面の上端行</text:p>
          </table:table-cell>
          <table:table-cell office:value-type="string" calcext:value-type="string">
            <text:p>ActiveWindow.ScrollRow</text:p>
          </table:table-cell>
          <table:table-cell table:number-columns-repeated="2"/>
          <table:table-cell office:value-type="string" calcext:value-type="string">
            <text:p>Controller.FirstVisibleRow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ウィンドウの最大化</text:p>
          </table:table-cell>
          <table:table-cell office:value-type="string" calcext:value-type="string">
            <text:p>ActiveWindow.WindowSt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ウィンドウの縦横サイズ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ウィンドウの表示</text:p>
          </table:table-cell>
          <table:table-cell office:value-type="string" calcext:value-type="string">
            <text:p>ActiveWindow.Visibl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枠線の設定</text:p>
          </table:table-cell>
          <table:table-cell office:value-type="string" calcext:value-type="string">
            <text:p>ActiveWindow.DisplayGridlin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roller.ShowGri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改ページプレビューの表示</text:p>
          </table:table-cell>
          <table:table-cell office:value-type="string" calcext:value-type="string">
            <text:p>ActiveWindow.View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executeDispatch. .uno:PageBreakPreview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ステータスバーにメッセージ</text:p>
          </table:table-cell>
          <table:table-cell office:value-type="string" calcext:value-type="string">
            <text:p>Application.StatusBar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createStatusIndicator.start ?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画面の更新処理をやめる</text:p>
          </table:table-cell>
          <table:table-cell office:value-type="string" calcext:value-type="string">
            <text:p>Application.ScreenUpdating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oc. lockControllers 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ブックの操作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ブックを参照する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sktop.open</text:p>
          </table:table-cell>
          <table:table-cell table:style-name="ce6" office:value-type="string" calcext:value-type="string">
            <text:p>desktop.loadComponentFromUR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アクティブブックを参照</text:p>
          </table:table-cell>
          <table:table-cell office:value-type="string" calcext:value-type="string">
            <text:p>ActiveWorkboo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sktop.current_document</text:p>
          </table:table-cell>
          <table:table-cell table:style-name="ce6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ブックをアクティブにする</text:p>
          </table:table-cell>
          <table:table-cell office:value-type="string" calcext:value-type="string">
            <text:p>Workbook.Activ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activate</text:p>
          </table:table-cell>
          <table:table-cell table:style-name="ce6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新しいブックを作成</text:p>
          </table:table-cell>
          <table:table-cell office:value-type="string" calcext:value-type="string">
            <text:p>Wrokbooks.Ad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sktop.add</text:p>
          </table:table-cell>
          <table:table-cell table:style-name="ce6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保存してあるワークブックを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sktop.open</text:p>
          </table:table-cell>
          <table:table-cell table:style-name="ce6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読み取り専用で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sktop.open</text:p>
          </table:table-cell>
          <table:table-cell table:style-name="ce6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開くダイアログボックス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.FilePicker</text:p>
          </table:table-cell>
          <table:table-cell table:style-name="ce6" office:value-type="string" calcext:value-type="string">
            <text:p>"com.sun.star.ui.dialogs.FilePicker" 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開くダイアログボックス（複数）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.FilePicker</text:p>
          </table:table-cell>
          <table:table-cell table:style-name="ce6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ブックを保護</text:p>
          </table:table-cell>
          <table:table-cell office:value-type="string" calcext:value-type="string">
            <text:p>Workbook.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protect</text:p>
          </table:table-cell>
          <table:table-cell table:style-name="ce6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ブックの保護を解除</text:p>
          </table:table-cell>
          <table:table-cell office:value-type="string" calcext:value-type="string">
            <text:p>Workbook.Un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unprotect</text:p>
          </table:table-cell>
          <table:table-cell table:style-name="ce6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ブックを上書き保存</text:p>
          </table:table-cell>
          <table:table-cell office:value-type="string" calcext:value-type="string">
            <text:p>Workbook.Sa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save</text:p>
          </table:table-cell>
          <table:table-cell table:style-name="ce6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名前を付けて保存</text:p>
          </table:table-cell>
          <table:table-cell office:value-type="string" calcext:value-type="string">
            <text:p>Workbook.Save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save_as</text:p>
          </table:table-cell>
          <table:table-cell table:style-name="ce6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別名で保存して閉じる</text:p>
          </table:table-cell>
          <table:table-cell office:value-type="string" calcext:value-type="string">
            <text:p>Workbook.Close</text:p>
          </table:table-cell>
          <table:table-cell/>
          <table:table-cell office:value-type="string" calcext:value-type="string">
            <text:p>doc.close</text:p>
          </table:table-cell>
          <table:table-cell table:style-name="ce6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同名のブックが開かれているか</text:p>
          </table:table-cell>
          <table:table-cell office:value-type="string" calcext:value-type="string">
            <text:p>Workbook.SaveA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逆引き用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Application.GetSaveAsFilename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6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FileDialog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6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ブックのコピーを保存</text:p>
          </table:table-cell>
          <table:table-cell office:value-type="string" calcext:value-type="string">
            <text:p>Workbook.SaveCopyAs</text:p>
          </table:table-cell>
          <table:table-cell/>
          <table:table-cell office:value-type="string" calcext:value-type="string">
            <text:p>doc.store_to_url</text:p>
          </table:table-cell>
          <table:table-cell table:style-name="ce6" office:value-type="string" calcext:value-type="string">
            <text:p>doc.storeToURL</text:p>
          </table:table-cell>
          <table:table-cell table:style-name="ce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csvファイルとして保存</text:p>
          </table:table-cell>
          <table:table-cell office:value-type="string" calcext:value-type="string">
            <text:p>Wrokbook.SaveAs</text:p>
          </table:table-cell>
          <table:table-cell/>
          <table:table-cell office:value-type="string" calcext:value-type="string">
            <text:p>doc.save_as</text:p>
          </table:table-cell>
          <table:table-cell table:style-name="ce6"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PDF形式で保存</text:p>
          </table:table-cell>
          <table:table-cell office:value-type="string" calcext:value-type="string">
            <text:p>Workbook.ExportAsFixedFormat</text:p>
          </table:table-cell>
          <table:table-cell/>
          <table:table-cell office:value-type="string" calcext:value-type="string">
            <text:p>doc.store_to_url</text:p>
          </table:table-cell>
          <table:table-cell table:style-name="ce6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ブックを閉じる</text:p>
          </table:table-cell>
          <table:table-cell office:value-type="string" calcext:value-type="string">
            <text:p>Workbook.Close</text:p>
          </table:table-cell>
          <table:table-cell/>
          <table:table-cell office:value-type="string" calcext:value-type="string">
            <text:p>doc.close</text:p>
          </table:table-cell>
          <table:table-cell table:style-name="ce6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変更が保存されているか</text:p>
          </table:table-cell>
          <table:table-cell office:value-type="string" calcext:value-type="string">
            <text:p>Workbook.Saved</text:p>
          </table:table-cell>
          <table:table-cell/>
          <table:table-cell office:value-type="string" calcext:value-type="string">
            <text:p>doc.is_modified</text:p>
          </table:table-cell>
          <table:table-cell table:style-name="ce6" office:value-type="string" calcext:value-type="string">
            <text:p>doc.isModified()</text:p>
          </table:table-cell>
          <table:table-cell table:style-name="ce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データ操作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テーブル、ピボットテーブル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図形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図形を選択</text:p>
          </table:table-cell>
          <table:table-cell office:value-type="string" calcext:value-type="string">
            <text:p>Shapes.Select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hapes.select_all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図形を参照</text:p>
          </table:table-cell>
          <table:table-cell office:value-type="string" calcext:value-type="string">
            <text:p>Shapes(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hapes[0]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複数の図形を選択</text:p>
          </table:table-cell>
          <table:table-cell office:value-type="string" calcext:value-type="string">
            <text:p>Shapes.Range(…)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図形に名前</text:p>
          </table:table-cell>
          <table:table-cell office:value-type="string" calcext:value-type="string">
            <text:p>Shape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nam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直線を作成</text:p>
          </table:table-cell>
          <table:table-cell office:value-type="string" calcext:value-type="string">
            <text:p>Shapes.Add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lin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テキストボックスを作成</text:p>
          </table:table-cell>
          <table:table-cell office:value-type="string" calcext:value-type="string">
            <text:p>Shapes.AddTextBo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text_shap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図形を作成</text:p>
          </table:table-cell>
          <table:table-cell office:value-type="string" calcext:value-type="string">
            <text:p>Shapes.AddShap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</text:p>
          </table:table-cell>
          <table:table-cell/>
          <table:table-cell office:value-type="string" calcext:value-type="string">
            <text:p>図形をパラメータで指定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ワードアートを作成</text:p>
          </table:table-cell>
          <table:table-cell office:value-type="string" calcext:value-type="string">
            <text:p>Shapes.AddTextEff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add_text_effect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図形をグループ化</text:p>
          </table:table-cell>
          <table:table-cell office:value-type="string" calcext:value-type="string">
            <text:p>Shapes.Range().Grou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s.range(…).Group</text:p>
          </table:table-cell>
          <table:table-cell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図形を移動</text:p>
          </table:table-cell>
          <table:table-cell office:value-type="string" calcext:value-type="string">
            <text:p>Shape.Left/To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x, y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図形を反転</text:p>
          </table:table-cell>
          <table:table-cell office:value-type="string" calcext:value-type="string">
            <text:p>Shape.Fli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lip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図形を回転</text:p>
          </table:table-cell>
          <table:table-cell office:value-type="string" calcext:value-type="string">
            <text:p>Shape.Rot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rotatio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図形を表示</text:p>
          </table:table-cell>
          <table:table-cell office:value-type="string" calcext:value-type="string">
            <text:p>Shape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visible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図形を回転（3D）</text:p>
          </table:table-cell>
          <table:table-cell office:value-type="string" calcext:value-type="string">
            <text:p>Shape.Thr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three_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線の書式</text:p>
          </table:table-cell>
          <table:table-cell office:value-type="string" calcext:value-type="string">
            <text:p>Shape.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lin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オートシェイプの塗りつぶし</text:p>
          </table:table-cell>
          <table:table-cell office:value-type="string" calcext:value-type="string">
            <text:p>Shape.Fi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線を点線に</text:p>
          </table:table-cell>
          <table:table-cell office:value-type="string" calcext:value-type="string">
            <text:p>Shape.Line.DashSty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le.line_style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1色のグラデーション</text:p>
          </table:table-cell>
          <table:table-cell office:value-type="string" calcext:value-type="string">
            <text:p>Shape.Fill.OneColorGradi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one_color_gradient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2色のグラデーション</text:p>
          </table:table-cell>
          <table:table-cell office:value-type="string" calcext:value-type="string">
            <text:p>Shape.Fill.TwoColorGradi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two_color_gradient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テクスチャ効果</text:p>
          </table:table-cell>
          <table:table-cell office:value-type="string" calcext:value-type="string">
            <text:p>Shape.Fill.UserTextu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fill.user_textured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図に光彩</text:p>
          </table:table-cell>
          <table:table-cell office:value-type="string" calcext:value-type="string">
            <text:p>Shape.Glo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glow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図に反射</text:p>
          </table:table-cell>
          <table:table-cell office:value-type="string" calcext:value-type="string">
            <text:p>Shape.Ref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ape.ref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グラフ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グラフを作成</text:p>
          </table:table-cell>
          <table:table-cell office:value-type="string" calcext:value-type="string">
            <text:p>ChatObjects.Add.Cha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charts.ad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グラフシートを追加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グラフを選択</text:p>
          </table:table-cell>
          <table:table-cell office:value-type="string" calcext:value-type="string">
            <text:p>ChartObjects(1)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lect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グラフの種類</text:p>
          </table:table-cell>
          <table:table-cell office:value-type="string" calcext:value-type="string">
            <text:p>Chart.ChartTyp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chart_typ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グラフの名前</text:p>
          </table:table-cell>
          <table:table-cell office:value-type="string" calcext:value-type="string">
            <text:p>Char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nam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円グラフの一部を切り離す</text:p>
          </table:table-cell>
          <table:table-cell office:value-type="string" calcext:value-type="string">
            <text:p>Chart.SerieasCol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(0).Poins(0).explosion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特定の系列を第２軸に</text:p>
          </table:table-cell>
          <table:table-cell office:value-type="string" calcext:value-type="string">
            <text:p>Chart.HasAxi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has_axis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プロットエリアの色</text:p>
          </table:table-cell>
          <table:table-cell office:value-type="string" calcext:value-type="string">
            <text:p>Chart.PlotAre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plot_area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グラフのタイトル</text:p>
          </table:table-cell>
          <table:table-cell office:value-type="string" calcext:value-type="string">
            <text:p>Chart.ChartTit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chart_titl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グラフの軸ラベル</text:p>
          </table:table-cell>
          <table:table-cell office:value-type="string" calcext:value-type="string">
            <text:p>Chart.AxisTit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axis_title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数値軸の最大値/最小値</text:p>
          </table:table-cell>
          <table:table-cell office:value-type="string" calcext:value-type="string">
            <text:p>Chart.MaximumSca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maximum_scal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グラフの凡例</text:p>
          </table:table-cell>
          <table:table-cell office:value-type="string" calcext:value-type="string">
            <text:p>Chart.Lege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legend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グラフのデータ列</text:p>
          </table:table-cell>
          <table:table-cell office:value-type="string" calcext:value-type="string">
            <text:p>Chart.SeriesCollec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データ要素</text:p>
          </table:table-cell>
          <table:table-cell office:value-type="string" calcext:value-type="string">
            <text:p>Chart.SeriesCollection.Poin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series(0).Poins(0)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データマーカー</text:p>
          </table:table-cell>
          <table:table-cell office:value-type="string" calcext:value-type="string">
            <text:p>Chart.MarkerSi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marker.siz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データラベルを表示</text:p>
          </table:table-cell>
          <table:table-cell office:value-type="string" calcext:value-type="string">
            <text:p>Chart.DataLab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data_lables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データテーブルを表示</text:p>
          </table:table-cell>
          <table:table-cell office:value-type="string" calcext:value-type="string">
            <text:p>Chart.DataTa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data_tabl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グラフの大きさや位置</text:p>
          </table:table-cell>
          <table:table-cell office:value-type="string" calcext:value-type="string">
            <text:p>Chart.Lef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x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グラフの数</text:p>
          </table:table-cell>
          <table:table-cell office:value-type="string" calcext:value-type="string">
            <text:p>Char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s.count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グラフを画像として保存</text:p>
          </table:table-cell>
          <table:table-cell office:value-type="string" calcext:value-type="string">
            <text:p>Chart.Expo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rt.ex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フォーム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印刷</text:p>
          </table:table-cell>
          <table:table-cell table:number-columns-repeated="6"/>
        </table:table-row>
        <table:table-row table:style-name="ro1" table:number-rows-repeated="10483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00/00/00</text:date>, <text:time style:data-style-name="N2" text:time-value="17:47:56.6786609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0:39.099848700</meta:creation-date>
    <dc:date>2026-01-05T21:31:50.603526600</dc:date>
    <meta:editing-duration>PT3H50M45S</meta:editing-duration>
    <meta:editing-cycles>5</meta:editing-cycles>
    <meta:generator>LibreOffice/25.8.3.2$Windows_X86_64 LibreOffice_project/8ca8d55c161d602844f5428fa4b58097424e324e</meta:generator>
    <meta:document-statistic meta:table-count="1" meta:cell-count="90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 

REM  *****  BASIC  *****

Sub Main

	dim result
	dim sh as worksheet
	set sh = activesheet
	
	result = Range("C2:D4").HasFormula
	
	sh.Range("A7").Value = result
	
	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